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6.65cm" fo:min-width="14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2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55cm" fo:min-width="12.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349cm" fo:min-width="1.299cm"/>
    </style:style>
    <style:style style:name="gr9" style:family="graphic" style:parent-style-name="standard">
      <style:graphic-properties svg:stroke-color="#000000" draw:fill-color="#666666" draw:textarea-horizontal-align="justify" draw:textarea-vertical-align="middle" draw:auto-grow-height="false" fo:min-height="0.25cm" fo:min-width="1.7cm"/>
    </style:style>
    <style:style style:name="gr10" style:family="graphic" style:parent-style-name="standard">
      <style:graphic-properties svg:stroke-color="#000000" draw:fill-color="#666666" draw:textarea-horizontal-align="justify" draw:textarea-vertical-align="middle" draw:auto-grow-height="false" fo:min-height="0.55cm" fo:min-width="3.8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7.55cm" fo:min-width="4.3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7.55cm" fo:min-width="6.3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8.85cm" fo:min-width="24cm"/>
    </style:style>
    <style:style style:name="gr14" style:family="graphic" style:parent-style-name="standard">
      <style:graphic-properties svg:stroke-color="#000000" draw:fill-color="#666666" draw:textarea-horizontal-align="justify" draw:textarea-vertical-align="middle" draw:auto-grow-height="false" fo:min-height="0.55cm" fo:min-width="1.4cm"/>
    </style:style>
    <style:style style:name="gr15" style:family="graphic" style:parent-style-name="standard">
      <style:graphic-properties svg:stroke-color="#000000" draw:fill-color="#666666" draw:textarea-horizontal-align="justify" draw:textarea-vertical-align="middle" draw:auto-grow-height="false" fo:min-height="0.55cm" fo:min-width="2.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start"/>
      <style:text-properties fo:font-weight="normal" style:font-weight-asian="normal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6" style:family="paragraph">
      <loext:graphic-properties draw:fill="none" draw:fill-color="#ffffff"/>
      <style:paragraph-properties fo:text-align="start"/>
      <style:text-properties fo:font-weight="normal" style:font-weight-asian="normal" style:font-weight-complex="normal"/>
    </style:style>
    <style:style style:name="P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666666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4.8cm" svg:height="16.9cm" svg:x="2.3cm" svg:y="2.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1cm" svg:height="0.962cm" svg:x="8.2cm" svg:y="1.8cm">
          <draw:text-box>
            <text:p text:style-name="P2"><text:span text:style-name="T1">Rule</text:span></text:p>
          </draw:text-box>
        </draw:frame>
        <draw:frame draw:style-name="gr2" draw:text-style-name="P5" draw:layer="layout" svg:width="3.1cm" svg:height="0.962cm" svg:x="3.1cm" svg:y="3.4cm">
          <draw:text-box>
            <text:p text:style-name="P4"><text:span text:style-name="T2">Name:</text:span></text:p>
          </draw:text-box>
        </draw:frame>
        <draw:frame draw:style-name="gr3" draw:text-style-name="P6" draw:layer="layout" svg:width="3.8cm" svg:height="0.962cm" svg:x="9.8cm" svg:y="3.4cm">
          <draw:text-box>
            <text:p text:style-name="P4"><text:span text:style-name="T2">Comment:</text:span></text:p>
          </draw:text-box>
        </draw:frame>
        <draw:custom-shape draw:style-name="gr4" draw:text-style-name="P1" draw:layer="layout" svg:width="2.6cm" svg:height="0.9cm" svg:x="5.7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6cm" svg:height="0.9cm" svg:x="13.5cm" svg:y="3.5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3.9cm" svg:height="0.806cm" svg:x="7.8cm" svg:y="4.8cm">
          <draw:text-box>
            <text:p text:style-name="P7"><text:span text:style-name="T3">Conditions</text:span></text:p>
          </draw:text-box>
        </draw:frame>
        <draw:custom-shape draw:style-name="gr6" draw:text-style-name="P1" draw:layer="layout" svg:width="13.2cm" svg:height="2.8cm" svg:x="3.1cm" svg:y="5.6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799cm" svg:height="0.899cm" svg:x="3.101cm" svg:y="5.801cm">
          <draw:text-box>
            <text:p text:style-name="P4"><text:span text:style-name="T4">Mandatory:</text:span></text:p>
          </draw:text-box>
        </draw:frame>
        <draw:custom-shape draw:style-name="gr8" draw:text-style-name="P1" draw:layer="layout" svg:width="1.799cm" svg:height="0.599cm" svg:x="5.901cm" svg:y="6.00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799cm" svg:height="0.899cm" svg:x="3.102cm" svg:y="6.801cm">
          <draw:text-box>
            <text:p text:style-name="P4"><text:span text:style-name="T4">Forbidden:</text:span></text:p>
          </draw:text-box>
        </draw:frame>
        <draw:custom-shape draw:style-name="gr8" draw:text-style-name="P1" draw:layer="layout" svg:width="1.799cm" svg:height="0.599cm" svg:x="5.902cm" svg:y="7.00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799cm" svg:height="0.899cm" svg:x="8.302cm" svg:y="5.801cm">
          <draw:text-box>
            <text:p text:style-name="P4"><text:span text:style-name="T4">Score:</text:span></text:p>
          </draw:text-box>
        </draw:frame>
        <draw:custom-shape draw:style-name="gr8" draw:text-style-name="P1" draw:layer="layout" svg:width="1.799cm" svg:height="0.599cm" svg:x="10.102cm" svg:y="6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2cm" svg:height="0.5cm" svg:x="13.6cm" svg:y="6.1cm">
          <text:p text:style-name="P9"><text:span text:style-name="T5">Ins</text:span><text:span text:style-name="T5">er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2cm" svg:height="0.5cm" svg:x="13.6cm" svg:y="7cm">
          <text:p text:style-name="P9"><text:span text:style-name="T5">Insert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3cm" svg:height="0.8cm" svg:x="5.8cm" svg:y="18.2cm">
          <text:p text:style-name="P9"><text:span text:style-name="T5">Add rule to the list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8cm" svg:height="7.8cm" svg:x="4.6cm" svg:y="9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8cm" svg:height="7.8cm" svg:x="9.9cm" svg:y="9.7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3.9cm" svg:height="0.806cm" svg:x="5.1cm" svg:y="9cm">
          <draw:text-box>
            <text:p text:style-name="P11"><text:span text:style-name="T6">Mandatory list</text:span></text:p>
          </draw:text-box>
        </draw:frame>
        <draw:frame draw:style-name="gr5" draw:text-style-name="P12" draw:layer="layout" svg:width="3.9cm" svg:height="0.806cm" svg:x="10.4cm" svg:y="9cm">
          <draw:text-box>
            <text:p text:style-name="P11"><text:span text:style-name="T6">Forbidden list</text:span></text:p>
          </draw:text-box>
        </draw:frame>
        <draw:custom-shape draw:style-name="gr12" draw:text-style-name="P1" draw:layer="layout" svg:width="6.8cm" svg:height="7.8cm" svg:x="18.2cm" svg:y="7.101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3.9cm" svg:height="0.806cm" svg:x="19.7cm" svg:y="6.401cm">
          <draw:text-box>
            <text:p text:style-name="P7"><text:span text:style-name="T3">Rule list</text:span></text:p>
          </draw:text-box>
        </draw:frame>
        <draw:custom-shape draw:style-name="gr13" draw:text-style-name="P1" draw:layer="layout" svg:width="24.5cm" svg:height="19.1cm" svg:x="1.5cm" svg:y="1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9cm" svg:height="0.8cm" svg:x="10.8cm" svg:y="18.2cm">
          <text:p text:style-name="P9"><text:span text:style-name="T5">Clear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2cm" svg:height="0.8cm" svg:x="18.6cm" svg:y="15.4cm">
          <text:p text:style-name="P9"><text:span text:style-name="T5">Save rul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9cm" svg:height="0.8cm" svg:x="22.4cm" svg:y="15.4cm">
          <text:p text:style-name="P9"><text:span text:style-name="T5">Clear</text:span></text:p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0.9cm" svg:height="0.962cm" svg:x="8.8cm" svg:y="0.4cm">
          <draw:text-box>
            <text:p text:style-name="P2"><text:span text:style-name="T1">Creation of rules for ProSeCDA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0T16:04:00.063178112</meta:creation-date>
    <dc:date>2020-04-21T17:50:35.453769323</dc:date>
    <meta:editing-duration>P1DT35M26S</meta:editing-duration>
    <meta:editing-cycles>2</meta:editing-cycles>
    <meta:generator>LibreOffice/5.1.6.2$Linux_X86_64 LibreOffice_project/10m0$Build-2</meta:generator>
    <meta:document-statistic meta:object-count="51"/>
  </office:meta>
</office:document-meta>
</file>